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language="ru" fo:country="RU" officeooo:rsid="001df157" officeooo:paragraph-rsid="001df157"/>
    </style:style>
    <style:style style:name="P2" style:family="paragraph" style:parent-style-name="Table_20_Contents">
      <style:text-properties officeooo:rsid="001df157" officeooo:paragraph-rsid="001df157"/>
    </style:style>
    <style:style style:name="P3" style:family="paragraph" style:parent-style-name="Table_20_Contents">
      <style:text-properties officeooo:paragraph-rsid="001df157"/>
    </style:style>
    <style:style style:name="T1" style:family="text">
      <style:text-properties officeooo:rsid="001df157"/>
    </style:style>
    <style:style style:name="T2" style:family="text">
      <style:text-properties fo:language="en" fo:country="US" officeooo:rsid="001df157"/>
    </style:style>
    <style:style style:name="T3" style:family="text">
      <style:text-properties fo:language="en" fo:country="US" fo:font-weight="normal" officeooo:rsid="001df157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officeooo:rsid="001df157" style:font-weight-asian="normal" style:font-weight-complex="normal"/>
    </style:style>
    <style:style style:name="T6" style:family="text">
      <style:text-properties fo:language="ru" fo:country="RU" fo:font-weight="bold" officeooo:rsid="001df157" style:font-weight-asian="bold" style:font-weight-complex="bold"/>
    </style:style>
    <style:style style:name="T7" style:family="text">
      <style:text-properties fo:language="ru" fo:country="RU" officeooo:rsid="001df15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f157" style:font-weight-asian="normal" style:font-weight-complex="normal"/>
    </style:style>
    <style:style style:name="T10" style:family="text">
      <style:text-properties fo:font-weight="bold" officeooo:rsid="001df15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<text:span text:style-name="T7">Краткое описание: </text:span>Система онлайн-обучения позволяет студентам проходить курсы, записываться на вебинары, сдавать тесты и получать сертификаты, общаясь с преподавателями и другими студентами. Преподаватели могут создавать курсы, загружать материалы, проводить вебинары и оценивать работы студентов. Администратор управляет платформой, добавляя/удаляя пользователей, настраивая систему и решая технические проблемы. </text:p>
          </table:table-cell>
        </table:table-row>
        <table:table-row>
          <table:table-cell table:style-name="Таблица1.A2" office:value-type="string">
            <text:p text:style-name="P1">Главные актёры: Студент, Преподаватель, Администратор</text:p>
          </table:table-cell>
        </table:table-row>
        <table:table-row>
          <table:table-cell table:style-name="Таблица1.A2" office:value-type="string">
            <text:p text:style-name="P2">Предусловия: <text:span text:style-name="T4">данный вариант выполняется, если Студент хочет записаться на курс</text:span></text:p>
          </table:table-cell>
        </table:table-row>
        <table:table-row>
          <table:table-cell table:style-name="Таблица1.A2" office:value-type="string">
            <text:p text:style-name="P3"><text:span text:style-name="T1">Основной поток:</text:span><text:span text:style-name="Strong_20_Emphasis"><text:span text:style-name="T10"> </text:span></text:span><text:span text:style-name="Strong_20_Emphasis"><text:span text:style-name="T9">Студент</text:span></text:span><text:span text:style-name="Strong_20_Emphasis"><text:span text:style-name="T6"> </text:span></text:span><text:span text:style-name="Strong_20_Emphasis"><text:span text:style-name="T5">р</text:span></text:span>егистрируется на платформе, создавая аккаунт. <text:span text:style-name="T1">И</text:span>щет интересующий курс по категории, теме или преподавателю. Записывается на курс, оплачивая его стоимость. <text:s/>Проходит обучение, просматривая материалы курса, смотря видео, читая тексты, выполняя упражнения. Сдает тесты по материалам курса, получая оценку. <text:s/>Общается с преподавателем, задавая вопросы, получая ответы на форуме, в чате, по почте. <text:s/><text:span text:style-name="Strong_20_Emphasis">Преподаватель </text:span><text:span text:style-name="Strong_20_Emphasis"><text:span text:style-name="T1">с</text:span></text:span>оздает новый курс, добавляя материалы, устанавливая срок прохождения. Загружает видео, тексты, презентации на платформу. Проводит вебинар в прямом эфире, общаясь со студентами. Отвечает на вопросы студентов. Оценивает работы студентов, ставя оценки, давая комментарии. <text:span text:style-name="Strong_20_Emphasis">Администратор</text:span> <text:span text:style-name="T1">д</text:span>обавляет/удаляет пользователей. Настраивает систему, включая функциональность, дизайн, безопасность. <text:s/>Решает технические проблемы, отвечая на вопросы пользователей и исправляя ошибки. <text:s/>Следит за работой платформы и анализирует данные о использовании. <text:line-break/></text:p>
          </table:table-cell>
        </table:table-row>
        <table:table-row>
          <table:table-cell table:style-name="Таблица1.A2" office:value-type="string">
            <text:p text:style-name="P1">Постусловия: Если вариант использования завершиться успешно, то Студент пройдет курс обучени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2:03:20.285000000</meta:creation-date>
    <dc:date>2024-10-31T12:15:34.756000000</dc:date>
    <meta:editing-duration>PT1M12S</meta:editing-duration>
    <meta:editing-cycles>1</meta:editing-cycles>
    <meta:document-statistic meta:table-count="1" meta:image-count="0" meta:object-count="0" meta:page-count="1" meta:paragraph-count="5" meta:word-count="186" meta:character-count="1606" meta:non-whitespace-character-count="1417"/>
    <meta:generator>LibreOffice/24.2.0.3$Windows_X86_64 LibreOffice_project/da48488a73ddd66ea24cf16bbc4f7b9c08e9bea1</meta:generator>
  </office:meta>
</office:document-meta>
</file>